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!</text:p>
          </table:table-cell>
          <table:table-cell table:number-columns-repeated="1020"/>
        </table:table-row>
        <table:table-row>
          <table:table-cell table:style-name="ce0" office:value-type="string">
            <text:p>確かに、この穴は丸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deed, the hole is round.</text:p>
          </table:table-cell>
          <table:table-cell table:number-columns-repeated="1020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the box you just dropped in was square.</text:p>
          </table:table-cell>
          <table:table-cell table:number-columns-repeated="1020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get it... I get it, oka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